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fill="hatch" draw:fill-color="#99ccff" draw:fill-gradient-name="Gradient_20_1" draw:fill-hatch-name="Black_20_crossed_20_0_20_degrees" draw:textarea-horizontal-align="justify" draw:textarea-vertical-align="middle" draw:auto-grow-height="false" draw:shadow-offset-x="0.305cm" draw:shadow-offset-y="0.30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Times New Roman'" style:font-style-name="Regular" style:font-family-generic="roman" style:font-pitch="variable" fo:font-size="10pt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0pt" style:font-size-asian="18pt" style:font-size-complex="18pt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0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id="id14" draw:layer="layout" svg:x1="2.905cm" svg:y1="3.54cm" svg:x2="2.905cm" svg:y2="11.795cm">
          <text:p text:style-name="P5"/>
        </draw:line>
        <draw:line draw:style-name="gr1" draw:text-style-name="P1" draw:id="id1" draw:layer="layout" svg:x1="4.81cm" svg:y1="3.54cm" svg:x2="4.81cm" svg:y2="11.795cm">
          <text:p text:style-name="P5"/>
        </draw:line>
        <draw:line draw:style-name="gr1" draw:text-style-name="P1" draw:id="id4" draw:layer="layout" svg:x1="8.62cm" svg:y1="3.54cm" svg:x2="8.62cm" svg:y2="11.795cm">
          <text:p text:style-name="P5"/>
        </draw:line>
        <draw:custom-shape draw:style-name="gr2" draw:text-style-name="P1" draw:id="id3" draw:layer="layout" svg:width="1.27cm" svg:height="4.445cm" svg:x="6.08cm" svg:y="5.445cm">
          <text:p text:style-name="P5"/>
          <draw:enhanced-geometry svg:viewBox="0 0 21600 21600" draw:type="rectangle" draw:enhanced-path="M 0 0 L 21600 0 21600 21600 0 21600 0 0 Z N"/>
        </draw:custom-shape>
        <draw:frame draw:style-name="gr3" draw:text-style-name="P3" draw:id="id2" draw:layer="layout" svg:width="1.455cm" svg:height="1.047cm" svg:x="6.08cm" svg:y="4.398cm">
          <draw:text-box>
            <text:p text:style-name="P2">Action</text:p>
            <text:p text:style-name="P2">Queue</text:p>
          </draw:text-box>
        </draw:frame>
        <draw:connector draw:style-name="gr4" draw:text-style-name="P4" draw:layer="layout" svg:x1="4.81cm" svg:y1="3.54cm" svg:x2="6.807cm" svg:y2="4.398cm" draw:start-shape="id1" draw:start-glue-point="0" draw:end-shape="id2" draw:end-glue-point="0">
          <text:p text:style-name="P5"/>
        </draw:connector>
        <draw:connector draw:style-name="gr4" draw:text-style-name="P4" draw:layer="layout" svg:x1="6.715cm" svg:y1="9.89cm" svg:x2="8.62cm" svg:y2="11.795cm" draw:start-shape="id3" draw:start-glue-point="2" draw:end-shape="id4" draw:end-glue-point="2">
          <text:p text:style-name="P5"/>
        </draw:connector>
        <draw:frame draw:style-name="gr3" draw:text-style-name="P3" draw:layer="layout" svg:width="1.518cm" svg:height="1.047cm" svg:x="2.27cm" svg:y="2.493cm">
          <draw:text-box>
            <text:p text:style-name="P2">Render</text:p>
            <text:p text:style-name="P2">Thread</text:p>
          </draw:text-box>
        </draw:frame>
        <draw:frame draw:style-name="gr3" draw:text-style-name="P3" draw:layer="layout" svg:width="1.505cm" svg:height="1.047cm" svg:x="3.872cm" svg:y="2.493cm">
          <draw:text-box>
            <text:p text:style-name="P2">Events</text:p>
            <text:p text:style-name="P2">Thread</text:p>
          </draw:text-box>
        </draw:frame>
        <draw:frame draw:style-name="gr3" draw:text-style-name="P3" draw:layer="layout" svg:width="1.505cm" svg:height="1.047cm" svg:x="7.737cm" svg:y="2.493cm">
          <draw:text-box>
            <text:p text:style-name="P2">Logic</text:p>
            <text:p text:style-name="P2">Thread</text:p>
          </draw:text-box>
        </draw:frame>
        <draw:custom-shape draw:style-name="gr2" draw:text-style-name="P4" draw:id="id12" draw:layer="layout" svg:width="8.255cm" svg:height="8.89cm" svg:x="11.16cm" svg:y="3.54cm">
          <text:p text:style-name="P5"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62cm" svg:height="0.963cm" svg:x="11.16cm" svg:y="2.27cm">
          <draw:text-box>
            <text:p text:style-name="P5">World State</text:p>
          </draw:text-box>
        </draw:frame>
        <draw:custom-shape draw:style-name="gr6" draw:text-style-name="P4" draw:layer="layout" svg:width="3.175cm" svg:height="3.175cm" svg:x="11.16cm" svg:y="3.54cm">
          <text:p text:style-name="P5"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59cm" svg:height="1.047cm" svg:x="14.335cm" svg:y="3.54cm">
          <draw:text-box>
            <text:p text:style-name="P2">World</text:p>
            <text:p text:style-name="P2">Matrix</text:p>
          </draw:text-box>
        </draw:frame>
        <draw:custom-shape draw:style-name="gr7" draw:text-style-name="P4" draw:id="id6" draw:layer="layout" svg:width="3.81cm" svg:height="0.635cm" svg:x="2.27cm" svg:y="15.605cm">
          <text:p text:style-name="P6">Game Object</text:p>
          <draw:enhanced-geometry svg:viewBox="0 0 21600 21600" draw:type="rectangle" draw:enhanced-path="M 0 0 L 21600 0 21600 21600 0 21600 0 0 Z N"/>
        </draw:custom-shape>
        <draw:rect draw:style-name="gr8" draw:text-style-name="P4" draw:id="id7" draw:layer="layout" svg:width="1.905cm" svg:height="0.635cm" svg:x="3.54cm" svg:y="17.51cm">
          <text:p text:style-name="P6">Ship</text:p>
        </draw:rect>
        <draw:rect draw:style-name="gr8" draw:text-style-name="P4" draw:id="id5" draw:layer="layout" svg:width="1.905cm" svg:height="0.635cm" svg:x="1cm" svg:y="17.51cm">
          <text:p text:style-name="P6">Projectile</text:p>
        </draw:rect>
        <draw:rect draw:style-name="gr8" draw:text-style-name="P4" draw:id="id8" draw:layer="layout" svg:width="1.905cm" svg:height="0.635cm" svg:x="6.715cm" svg:y="17.51cm">
          <text:p text:style-name="P6">Background</text:p>
        </draw:rect>
        <draw:connector draw:style-name="gr1" draw:text-style-name="P4" draw:layer="layout" svg:x1="1.952cm" svg:y1="17.51cm" svg:x2="4.175cm" svg:y2="16.24cm" draw:start-shape="id5" draw:start-glue-point="0" draw:end-shape="id6" draw:end-glue-point="2">
          <text:p text:style-name="P5"/>
        </draw:connector>
        <draw:connector draw:style-name="gr1" draw:text-style-name="P4" draw:layer="layout" svg:x1="4.175cm" svg:y1="16.24cm" svg:x2="4.492cm" svg:y2="17.51cm" draw:start-shape="id6" draw:start-glue-point="2" draw:end-shape="id7" draw:end-glue-point="0">
          <text:p text:style-name="P5"/>
        </draw:connector>
        <draw:connector draw:style-name="gr1" draw:text-style-name="P4" draw:layer="layout" svg:x1="4.175cm" svg:y1="16.24cm" svg:x2="7.667cm" svg:y2="17.51cm" draw:start-shape="id6" draw:start-glue-point="2" draw:end-shape="id8" draw:end-glue-point="0">
          <text:p text:style-name="P5"/>
        </draw:connector>
        <draw:custom-shape draw:style-name="gr7" draw:text-style-name="P4" draw:id="id9" draw:layer="layout" svg:width="6.35cm" svg:height="0.635cm" svg:x="1.635cm" svg:y="20.685cm">
          <text:p text:style-name="P6">Barracuda “Leopard's Claw” IV.2 rev.a</text:p>
          <draw:enhanced-geometry svg:viewBox="0 0 21600 21600" draw:type="rectangle" draw:enhanced-path="M 0 0 L 21600 0 21600 21600 0 21600 0 0 Z N"/>
        </draw:custom-shape>
        <draw:connector draw:style-name="gr1" draw:text-style-name="P4" draw:layer="layout" svg:x1="4.492cm" svg:y1="18.145cm" svg:x2="4.81cm" svg:y2="20.685cm" draw:start-shape="id7" draw:start-glue-point="2" draw:end-shape="id9" draw:end-glue-point="0">
          <text:p text:style-name="P5"/>
        </draw:connector>
        <draw:custom-shape draw:style-name="gr7" draw:text-style-name="P4" draw:id="id10" draw:layer="layout" svg:width="2.54cm" svg:height="0.635cm" svg:x="1cm" svg:y="19.415cm">
          <text:p text:style-name="P6">StA missile</text:p>
          <draw:enhanced-geometry svg:viewBox="0 0 21600 21600" draw:type="rectangle" draw:enhanced-path="M 0 0 L 21600 0 21600 21600 0 21600 0 0 Z N"/>
        </draw:custom-shape>
        <draw:connector draw:style-name="gr1" draw:text-style-name="P4" draw:layer="layout" svg:x1="2.27cm" svg:y1="19.415cm" svg:x2="1.952cm" svg:y2="18.145cm" draw:start-shape="id10" draw:start-glue-point="0" draw:end-shape="id5" draw:end-glue-point="2">
          <text:p text:style-name="P5"/>
        </draw:connector>
        <draw:rect draw:style-name="gr8" draw:text-style-name="P4" draw:id="id11" draw:layer="layout" svg:width="2.54cm" svg:height="0.635cm" svg:x="6.715cm" svg:y="19.415cm">
          <text:p text:style-name="P6">Cute Tree</text:p>
        </draw:rect>
        <draw:connector draw:style-name="gr1" draw:text-style-name="P4" draw:layer="layout" svg:x1="7.985cm" svg:y1="19.415cm" svg:x2="7.667cm" svg:y2="18.145cm" draw:start-shape="id11" draw:start-glue-point="0" draw:end-shape="id8" draw:end-glue-point="2">
          <text:p text:style-name="P5"/>
        </draw:connector>
        <draw:rect draw:style-name="gr8" draw:text-style-name="P4" draw:layer="layout" svg:width="5.715cm" svg:height="4.445cm" svg:x="12.43cm" svg:y="7.35cm">
          <text:p text:style-name="P6">GAME OBJECTS</text:p>
        </draw:rect>
        <draw:connector draw:style-name="gr9" draw:text-style-name="P4" draw:layer="layout" draw:type="lines" svg:x1="8.62cm" svg:y1="7.667cm" svg:x2="11.16cm" svg:y2="7.985cm" draw:start-shape="id4" draw:start-glue-point="1" draw:end-shape="id12" draw:end-glue-point="3">
          <text:p text:style-name="P5"/>
        </draw:connector>
        <draw:line draw:style-name="gr1" draw:text-style-name="P4" draw:id="id13" draw:layer="layout" svg:x1="8.62cm" svg:y1="11.795cm" svg:x2="8.62cm" svg:y2="13.7cm">
          <text:p text:style-name="P5"/>
        </draw:line>
        <draw:connector draw:style-name="gr4" draw:text-style-name="P4" draw:layer="layout" draw:line-skew="-1.588cm" svg:x1="8.62cm" svg:y1="13.7cm" svg:x2="2.905cm" svg:y2="11.795cm" draw:start-shape="id13" draw:start-glue-point="2" draw:end-shape="id14" draw:end-glue-point="2">
          <text:p text:style-name="P5"/>
        </draw:connector>
        <draw:custom-shape draw:style-name="gr7" draw:text-style-name="P4" draw:id="id15" draw:layer="layout" svg:width="2.54cm" svg:height="0.635cm" svg:x="9.255cm" svg:y="16.24cm">
          <text:p text:style-name="P6">Camera</text:p>
          <draw:enhanced-geometry svg:viewBox="0 0 21600 21600" draw:type="rectangle" draw:enhanced-path="M 0 0 L 21600 0 21600 21600 0 21600 0 0 Z N"/>
        </draw:custom-shape>
        <draw:connector draw:style-name="gr1" draw:text-style-name="P4" draw:layer="layout" svg:x1="4.175cm" svg:y1="16.24cm" svg:x2="9.255cm" svg:y2="16.557cm" draw:start-shape="id6" draw:start-glue-point="2" draw:end-shape="id15" draw:end-glue-point="3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crossed_20_0_20_degrees" draw:display-name="Black crossed 0 degrees" draw:style="double" draw:color="#000000" draw:distance="0.076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David</meta:initial-creator>
    <meta:creation-date>2007-10-30T23:09:26</meta:creation-date>
    <dc:creator>David</dc:creator>
    <dc:date>2007-10-31T00:45:02</dc:date>
    <meta:editing-cycles>2</meta:editing-cycles>
    <meta:editing-duration>PT1H35M39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